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Обычный-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Обычный-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Обычный-notes">
      <style:graphic-properties draw:fill-color="#ffffff" fo:min-height="13.364cm"/>
    </style:style>
    <style:style style:name="pr4"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Обычный_20_1-notes">
      <style:graphic-properties draw:fill-color="#ffffff" fo:min-height="13.364cm"/>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start" style:punctuation-wrap="hanging" style:writing-mode="lr-tb"/>
      <style:text-properties fo:hyphenate="false"/>
    </style:style>
    <style:style style:name="P4" style:family="paragraph">
      <style:paragraph-properties style:font-independent-line-spacing="true"/>
      <style:text-properties fo:font-size="22pt" style:font-size-asian="22pt" style:font-size-complex="22pt"/>
    </style:style>
    <style:style style:name="P5" style:family="paragraph">
      <style:paragraph-properties fo:margin-left="0cm" fo:margin-right="0cm" fo:margin-top="0.353cm" fo:margin-bottom="0cm" fo:text-align="start" fo:text-indent="0cm" style:punctuation-wrap="hanging" style:writing-mode="lr-tb"/>
      <style:text-properties fo:hyphenate="false"/>
    </style:style>
    <style:style style:name="P6" style:family="paragraph">
      <style:paragraph-properties fo:margin-left="1.27cm" fo:margin-right="0cm" fo:text-indent="0cm"/>
    </style:style>
    <style:style style:name="P7" style:family="paragraph">
      <style:paragraph-properties fo:margin-left="0cm" fo:margin-right="0cm" fo:text-indent="0cm"/>
    </style:style>
    <style:style style:name="T1"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262626"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Arial" style:font-family-generic="swiss" fo:color="#558bb8"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Arial" style:font-family-generic="swiss" fo:color="#94b6d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name="Заголовок 1" presentation:style-name="pr1" draw:text-style-name="P2" draw:layer="layout" svg:width="29.705cm" svg:height="6.285cm" svg:x="2.251cm" svg:y="3.239cm" presentation:class="title" presentation:user-transformed="true">
          <draw:text-box>
            <text:p text:style-name="P1"><text:span text:style-name="T1">Дипломный проект</text:span><text:span text:style-name="T1"><text:line-break/></text:span><text:span text:style-name="T1">тема: “Разработка лендинг сайта для путешественников</text:span></text:p>
          </draw:text-box>
        </draw:frame>
        <draw:frame draw:name="Подзаголовок 2" presentation:style-name="pr2" draw:text-style-name="P4" draw:layer="layout" svg:width="11.337cm" svg:height="3.128cm" svg:x="21.247cm" svg:y="12.272cm" presentation:class="subtitle" presentation:user-transformed="true">
          <draw:text-box>
            <text:p text:style-name="P3"><text:span text:style-name="T2">Исполнитель: Рыжанина А.Н.</text:span></text:p>
            <text:p text:style-name="P3"><text:span text:style-name="T2">Руководитель: Лапшин Н.Н.</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Описание проекта" draw:style-name="dp1" draw:master-page-name="Обычный_20_1" presentation:presentation-page-layout-name="AL2T11">
        <office:forms form:automatic-focus="false" form:apply-design-mode="false"/>
        <draw:frame draw:name="Заголовок 1" presentation:style-name="pr4" draw:text-style-name="P2" draw:layer="layout" svg:width="24.754cm" svg:height="3.557cm" svg:x="7.203cm" svg:y="1.734cm" presentation:class="title" presentation:user-transformed="true">
          <draw:text-box>
            <text:p text:style-name="P3"><text:span text:style-name="T1">Описание проекта</text:span></text:p>
          </draw:text-box>
        </draw:frame>
        <draw:frame draw:name="Объект 2" presentation:style-name="pr5" draw:text-style-name="P2" draw:layer="layout" svg:width="24.764cm" svg:height="13.594cm" svg:x="7.192cm" svg:y="4.669cm" presentation:class="outline" presentation:user-transformed="true">
          <draw:text-box>
            <text:list text:style-name="L2">
              <text:list-item>
                <text:p text:style-name="P5"><text:span text:style-name="T3">Сайт для путешественников</text:span></text:p>
              </text:list-item>
              <text:list-item>
                <text:p text:style-name="P5"><text:span text:style-name="T3">Функциональность:</text:span></text:p>
              </text:list-item>
            </text:list>
            <text:list text:style-name="L3">
              <text:list-item>
                <text:list>
                  <text:list-item>
                    <text:p text:style-name="P5"><text:span text:style-name="T4">Ознакомление с услугами</text:span></text:p>
                  </text:list-item>
                  <text:list-item>
                    <text:p text:style-name="P5"><text:span text:style-name="T4">Ознакомление с турами</text:span></text:p>
                  </text:list-item>
                  <text:list-item>
                    <text:p text:style-name="P5"><text:span text:style-name="T4">Ознакомление с командой</text:span></text:p>
                  </text:list-item>
                  <text:list-item>
                    <text:p text:style-name="P5"><text:span text:style-name="T4">Отправка заявок</text:span></text:p>
                  </text:list-item>
                </text:list>
              </text:list-item>
            </text:list>
            <text:p text:style-name="P5"><text:span text:style-name="T3"/></text:p>
            <text:list text:continue-numbering="true" text:style-name="L3">
              <text:list-item>
                <text:p text:style-name="P5"><text:span text:style-name="T3">В своём проекте я разработала сайт для путешественников. В нём можно ознакомиться с услугами, турами и командой. </text:span></text:p>
              </text:list-item>
              <text:list-item>
                <text:p text:style-name="P5"><text:span text:style-name="T3">Главной задачей сайта является сбор заявок, которые отправляются на Telegram bot через веб-сервер.</text:span></text:p>
              </text:list-item>
            </text:list>
            <text:p text:style-name="P5"><text:span text:style-name="T3"/></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5"><text:span text:style-name="T3"/></text:p>
            <text:p text:style-name="P5"><text:span text:style-name="T3"/></text:p>
            <text:p text:style-name="P7"><text:span text:style-name="T4"/></text:p>
            <text:p text:style-name="P5"><text:span text:style-name="T3"/></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Скэт технологии" draw:style-name="dp1" draw:master-page-name="Обычный_20_1" presentation:presentation-page-layout-name="AL2T11">
        <office:forms form:automatic-focus="false" form:apply-design-mode="false"/>
        <draw:frame draw:name="Заголовок 1" presentation:style-name="pr4" draw:text-style-name="P2" draw:layer="layout" svg:width="24.754cm" svg:height="3.557cm" svg:x="7.203cm" svg:y="1.734cm" presentation:class="title" presentation:user-transformed="true">
          <draw:text-box>
            <text:p text:style-name="P3"><text:span text:style-name="T1">Стэк технологии</text:span></text:p>
          </draw:text-box>
        </draw:frame>
        <draw:frame draw:name="Объект 2" presentation:style-name="pr5" draw:text-style-name="P2" draw:layer="layout" svg:width="24.764cm" svg:height="13.594cm" svg:x="7.192cm" svg:y="4.669cm" presentation:class="outline" presentation:user-transformed="true">
          <draw:text-box>
            <text:list text:style-name="L2">
              <text:list-item>
                <text:p text:style-name="P5"><text:span text:style-name="T3">Frontend:</text:span></text:p>
              </text:list-item>
            </text:list>
            <text:list text:style-name="L5">
              <text:list-item>
                <text:list>
                  <text:list-item>
                    <text:p text:style-name="P5"><text:span text:style-name="T4">HTML5</text:span></text:p>
                  </text:list-item>
                  <text:list-item>
                    <text:p text:style-name="P5"><text:span text:style-name="T4">CSS</text:span></text:p>
                  </text:list-item>
                  <text:list-item>
                    <text:p text:style-name="P5"><text:span text:style-name="T4">Javascript</text:span></text:p>
                  </text:list-item>
                </text:list>
              </text:list-item>
              <text:list-item>
                <text:p text:style-name="P5"><text:span text:style-name="T3">Backend:</text:span></text:p>
                <text:list>
                  <text:list-item>
                    <text:p text:style-name="P5"><text:span text:style-name="T4">Веб-сервер</text:span></text:p>
                  </text:list-item>
                  <text:list-item>
                    <text:p text:style-name="P5"><text:span text:style-name="T4">NodeJS</text:span></text:p>
                  </text:list-item>
                  <text:list-item>
                    <text:p text:style-name="P5"><text:span text:style-name="T4">Telegram bot</text:span></text:p>
                  </text:list-item>
                  <text:list-item>
                    <text:p text:style-name="P5"><text:span text:style-name="T4">Библиотека для диалоговых окон <text:s/>histmodal</text:span></text:p>
                  </text:list-item>
                </text:list>
              </text:list-item>
              <text:list-item>
                <text:p text:style-name="P5"><text:span text:style-name="T3">Tools:</text:span></text:p>
                <text:list>
                  <text:list-item>
                    <text:p text:style-name="P5"><text:span text:style-name="T4">Код на github.com</text:span></text:p>
                  </text:list-item>
                </text:list>
              </text:list-item>
            </text:list>
            <text:p text:style-name="P6"><text:span text:style-name="T4"/></text:p>
            <text:p text:style-name="P5"><text:span text:style-name="T3"/></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5"><text:span text:style-name="T3"/></text:p>
            <text:p text:style-name="P5"><text:span text:style-name="T3"/></text:p>
            <text:p text:style-name="P7"><text:span text:style-name="T4"/></text:p>
            <text:p text:style-name="P5"><text:span text:style-name="T3"/></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gradient"/>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3" style:family="presentation" style:parent-style-name="Обычный-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outline4" style:family="presentation" style:parent-style-name="Обычный-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gradient"/>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75f55" draw:opacity="20%"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75f55"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75f55"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94b6d2" draw:auto-grow-height="false" fo:min-height="0cm" fo:min-width="0cm" fo:padding-top="0.125cm" fo:padding-bottom="0.125cm" fo:padding-left="0.25cm" fo:padding-right="0.25cm" fo:wrap-option="wrap"/>
    </style:style>
    <style:style style:name="Mpr1" style:family="presentation" style:parent-style-name="Обычный-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Обычный-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Обычный-backgroundobjects">
      <style:graphic-properties draw:stroke="none" draw:fill="none" draw:fill-color="#ffffff" draw:auto-grow-height="false" fo:min-height="1.485cm"/>
    </style:style>
    <style:style style:name="Mpr4" style:family="presentation" style:parent-style-name="Обычный-backgroundobjects">
      <style:graphic-properties draw:stroke="none" draw:fill="none" draw:fill-color="#ffffff" draw:textarea-vertical-align="bottom" draw:auto-grow-height="false" fo:min-height="1.485cm"/>
    </style:style>
    <style:style style:name="Mpr5"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Обычный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Обычный_20_1-backgroundobjects">
      <style:graphic-properties draw:stroke="none" draw:fill="none" draw:fill-color="#ffffff" draw:auto-grow-height="false" fo:min-height="1.485cm"/>
    </style:style>
    <style:style style:name="Mpr9" style:family="presentation" style:parent-style-name="Обычный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53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262626" style:text-line-through-style="none" fo:font-family="'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Wingdings 3'" fo:color="#94b6d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Wingdings 3'" fo:color="#94b6d2" fo:font-size="75%"/>
      </text:list-level-style-bullet>
      <text:list-level-style-bullet text:level="3" text:bullet-char="">
        <style:list-level-properties text:space-before="2.541cm" text:min-label-width="0.634cm"/>
        <style:text-properties fo:font-family="'Wingdings 3'" fo:color="#94b6d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Wingdings 3'" fo:color="#94b6d2" fo:font-size="75%"/>
      </text:list-level-style-bullet>
      <text:list-level-style-bullet text:level="3" text:bullet-char="">
        <style:list-level-properties text:space-before="2.541cm" text:min-label-width="0.634cm"/>
        <style:text-properties fo:font-family="'Wingdings 3'" fo:color="#94b6d2" fo:font-size="45%"/>
      </text:list-level-style-bullet>
      <text:list-level-style-bullet text:level="4" text:bullet-char="">
        <style:list-level-properties text:space-before="3.811cm" text:min-label-width="0.634cm"/>
        <style:text-properties fo:font-family="'Wingdings 3'" fo:color="#94b6d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94b6d2" fo:font-size="45%"/>
      </text:list-level-style-bullet>
      <text:list-level-style-bullet text:level="2" text:bullet-char="">
        <style:list-level-properties text:space-before="1.271cm" text:min-label-width="0.793cm"/>
        <style:text-properties fo:font-family="'Wingdings 3'" fo:color="#94b6d2" fo:font-size="75%"/>
      </text:list-level-style-bullet>
      <text:list-level-style-bullet text:level="3" text:bullet-char="">
        <style:list-level-properties text:space-before="2.541cm" text:min-label-width="0.634cm"/>
        <style:text-properties fo:font-family="'Wingdings 3'" fo:color="#94b6d2" fo:font-size="45%"/>
      </text:list-level-style-bullet>
      <text:list-level-style-bullet text:level="4" text:bullet-char="">
        <style:list-level-properties text:space-before="3.811cm" text:min-label-width="0.634cm"/>
        <style:text-properties fo:font-family="'Wingdings 3'" fo:color="#94b6d2" fo:font-size="75%"/>
      </text:list-level-style-bullet>
      <text:list-level-style-bullet text:level="5" text:bullet-char="">
        <style:list-level-properties text:space-before="5.081cm" text:min-label-width="0.634cm"/>
        <style:text-properties fo:font-family="'Wingdings 3'" fo:color="#94b6d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1" draw:text-style-name="MP5" draw:layer="backgroundobjects" svg:width="24.764cm" svg:height="6.285cm" svg:x="7.192cm" svg:y="6.985cm" presentation:class="title" presentation:user-transformed="true">
        <draw:text-box>
          <text:p text:style-name="MP4"><text:span text:style-name="MT2">Для правки текста заголовка щелкните мышьюОбразец заголовка</text:span></text:p>
        </draw:text-box>
      </draw:frame>
      <draw:frame draw:name="Date Placeholder 3" presentation:style-name="Mpr2" draw:text-style-name="MP7" draw:layer="backgroundobjects" svg:width="3.183cm" svg:height="1.028cm" svg:x="28.782cm" svg:y="17.029cm" presentation:class="date-time" presentation:user-transformed="true">
        <draw:text-box>
          <text:p text:style-name="MP6"><text:span text:style-name="MT3"><text:date style:data-style-name="D1" text:date-value="2022-12-19">19.12.22</text:date></text:span></text:p>
        </draw:text-box>
      </draw:frame>
      <draw:frame draw:name="Footer Placeholder 4" presentation:style-name="Mpr2" draw:text-style-name="MP8" draw:layer="backgroundobjects" svg:width="21.166cm" svg:height="1.013cm" svg:x="7.192cm" svg:y="17.044cm" presentation:class="footer" presentation:user-transformed="true">
        <draw:text-box>
          <text:p/>
        </draw:text-box>
      </draw:frame>
      <draw:custom-shape draw:name="Freeform 6" draw:style-name="Mgr6" draw:text-style-name="MP3" draw:layer="backgroundobjects" svg:width="4.845cm" svg:height="2.162cm" svg:x="0cm" svg:y="12.011cm">
        <text:p/>
        <draw:enhanced-geometry draw:mirror-horizontal="false" draw:mirror-vertical="false" svg:viewBox="0 0 372 166" draw:type="non-primitive" draw:enhanced-path="M 287 166 C 290 166 292 165 293 164 293 163 294 163 294 163 370 87 370 87 370 87 372 85 372 81 370 78 294 3 294 3 294 3 294 2 293 2 293 2 292 1 290 0 287 0 0 0 0 0 0 0 0 166 0 166 0 166 L 287 166 Z N">
          <draw:equation draw:name="f0" draw:formula="width"/>
          <draw:equation draw:name="f1" draw:formula="height"/>
        </draw:enhanced-geometry>
      </draw:custom-shape>
      <draw:frame draw:name="Slide Number Placeholder 5" presentation:style-name="Mpr2" draw:text-style-name="MP9" draw:layer="backgroundobjects" svg:width="2.165cm" svg:height="1.013cm" svg:x="1.477cm" svg:y="12.582cm" presentation:class="page-number" presentation:user-transformed="true">
        <draw:text-box>
          <text:p text:style-name="MP6"><text:span text:style-name="MT3"><text:page-number>&lt;номер&gt;</text:page-number></text:span></text:p>
        </draw:text-box>
      </draw:frame>
      <draw:frame presentation:style-name="Обычный-outline1" draw:layer="backgroundobjects" svg:width="30.479cm" svg:height="12.572cm" svg:x="1.693cm" svg:y="4.457cm" presentation:class="outlin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5" draw:text-style-name="MP5" draw:layer="backgroundobjects" svg:width="24.754cm" svg:height="3.557cm" svg:x="7.203cm" svg:y="1.734cm" presentation:class="title" presentation:user-transformed="true">
        <draw:text-box>
          <text:p text:style-name="MP4"><text:span text:style-name="MT4">Для правки текста заголовка щелкните мышьюОбразец заголовка</text:span></text:p>
        </draw:text-box>
      </draw:frame>
      <draw:frame draw:name="Content Placeholder 2" presentation:style-name="Mpr6" draw:text-style-name="MP5" draw:layer="backgroundobjects" svg:width="24.764cm" svg:height="10.492cm" svg:x="7.192cm" svg:y="5.927cm" presentation:class="outline" presentation:user-transformed="true">
        <draw:text-box>
          <text:list text:style-name="ML3">
            <text:list-item>
              <text:p><text:span text:style-name="MT5">Для правки структуры щелкните мышью</text:span></text:p>
              <text:list>
                <text:list-item>
                  <text:p><text:span text:style-name="MT5">Второй уровень структуры</text:span></text:p>
                  <text:list>
                    <text:list-item>
                      <text:p><text:span text:style-name="MT5">Третий уровень структуры</text:span></text:p>
                      <text:list>
                        <text:list-item>
                          <text:p><text:span text:style-name="MT5">Четвёртый уровень структуры</text:span></text:p>
                          <text:list>
                            <text:list-item>
                              <text:p><text:span text:style-name="MT5">Пятый уровень структуры</text:span></text:p>
                              <text:list>
                                <text:list-item>
                                  <text:p><text:span text:style-name="MT5">Шестой уровень структуры</text:span></text:p>
                                  <text:list>
                                    <text:list-item>
                                      <text:p><text:span text:style-name="MT5">Седьмой уровень структуры</text:span></text:p>
                                      <text:list>
                                        <text:list-item>
                                          <text:p><text:span text:style-name="MT5">Восьмой уровень структуры</text:span></text:p>
                                        </text:list-item>
                                      </text:list>
                                    </text:list-item>
                                  </text:list>
                                </text:list-item>
                              </text:list>
                            </text:list-item>
                          </text:list>
                        </text:list-item>
                      </text:list>
                    </text:list-item>
                  </text:list>
                </text:list-item>
              </text:list>
            </text:list-item>
          </text:list>
          <text:list text:style-name="ML4">
            <text:list-item>
              <text:p text:style-name="MP10"><text:span text:style-name="MT5">Девятый уровень структурыОбразец текста</text:span></text:p>
            </text:list-item>
          </text:list>
          <text:list text:style-name="ML5">
            <text:list-item>
              <text:list>
                <text:list-item>
                  <text:p text:style-name="MP10"><text:span text:style-name="MT6">Второй уровень</text:span></text:p>
                </text:list-item>
              </text:list>
            </text:list-item>
          </text:list>
          <text:list text:style-name="ML6">
            <text:list-item>
              <text:list>
                <text:list-item>
                  <text:list>
                    <text:list-item>
                      <text:p text:style-name="MP10"><text:span text:style-name="MT7">Третий уровень</text:span></text:p>
                    </text:list-item>
                  </text:list>
                </text:list-item>
              </text:list>
            </text:list-item>
          </text:list>
          <text:list text:style-name="ML7">
            <text:list-item>
              <text:list>
                <text:list-item>
                  <text:list>
                    <text:list-item>
                      <text:list>
                        <text:list-item>
                          <text:p text:style-name="MP10"><text:span text:style-name="MT8">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0"><text:span text:style-name="MT8">Пятый уровень</text:span></text:p>
                            </text:list-item>
                          </text:list>
                        </text:list-item>
                      </text:list>
                    </text:list-item>
                  </text:list>
                </text:list-item>
              </text:list>
            </text:list-item>
          </text:list>
        </draw:text-box>
      </draw:frame>
      <draw:frame draw:name="Date Placeholder 3" presentation:style-name="Mpr7" draw:text-style-name="MP7" draw:layer="backgroundobjects" svg:width="3.183cm" svg:height="1.028cm" svg:x="28.782cm" svg:y="17.029cm" presentation:class="date-time" presentation:user-transformed="true">
        <draw:text-box>
          <text:p text:style-name="MP6"><text:span text:style-name="MT3"><text:date style:data-style-name="D1" text:date-value="2022-12-19">19.12.22</text:date></text:span></text:p>
        </draw:text-box>
      </draw:frame>
      <draw:frame draw:name="Footer Placeholder 4" presentation:style-name="Mpr7" draw:text-style-name="MP8" draw:layer="backgroundobjects" svg:width="21.166cm" svg:height="1.013cm" svg:x="7.192cm" svg:y="17.044cm" presentation:class="footer" presentation:user-transformed="true">
        <draw:text-box>
          <text:p/>
        </draw:text-box>
      </draw:frame>
      <draw:custom-shape draw:name="Freeform 11" draw:style-name="Mgr6"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5" presentation:style-name="Mpr7" draw:text-style-name="MP9" draw:layer="backgroundobjects" svg:width="2.165cm" svg:height="1.013cm" svg:x="1.477cm" svg:y="2.188cm" presentation:class="page-number" presentation:user-transformed="true">
        <draw:text-box>
          <text:p text:style-name="MP6"><text:span text:style-name="MT3"><text:page-number>&lt;номер&gt;</text:page-number></text:span></text:p>
        </draw:text-box>
      </draw:frame>
      <presentation:notes style:page-layout-name="PM0">
        <draw:page-thumbnail presentation:style-name="Обычный_20_1-title" draw:layer="backgroundobjects" svg:width="19.798cm" svg:height="11.136cm" svg:x="0.6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12-19T18:57:57.13</dc:date>
    <meta:generator>OpenOffice/4.1.10$Win32 OpenOffice.org_project/4110m2$Build-9807</meta:generator>
    <meta:document-statistic meta:object-count="100"/>
  </office:meta>
</office:document-meta>
</file>